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04"/>
    <style:style style:name="ce259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33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2" table:default-cell-style-name="ce255"/>
        <table:table-column table:style-name="co2" table:number-columns-repeated="2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6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number-columns-repeated="2"/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number-columns-repeated="2"/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 table:number-columns-repeated="2"/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style-name="ce259" table:formula="of:=SUM([.G29:.I29])" office:value-type="currency" office:currency="ARS" office:value="113908.68" calcext:value-type="currency">
            <text:p>$113.908,68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 table:formula="of:=SUM([.G6:.G28])" office:value-type="currency" office:currency="ARS" office:value="37896.8" calcext:value-type="currency">
            <text:p>$37.896,80</text:p>
          </table:table-cell>
          <table:table-cell table:style-name="ce255" table:formula="of:=SUM([.H6:.H28])" office:value-type="currency" office:currency="ARS" office:value="30457.09" calcext:value-type="currency">
            <text:p>$30.457,09</text:p>
          </table:table-cell>
          <table:table-cell table:style-name="ce255" table:formula="of:=SUM([.I6:.I28])" office:value-type="currency" office:currency="ARS" office:value="45554.79" calcext:value-type="currency">
            <text:p>$45.554,79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3"/>
          <table:table-cell table:style-name="ce258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office:value-type="string" calcext:value-type="string">
            <text:p>Benjis</text:p>
          </table:table-cell>
          <table:table-cell table:style-name="ce258" table:formula="of:=[.C5]+[.C41]+[.C49]+[.C64]+[.C69]+[.C56]+[.C80]+[.C82]+[.C87]+[.C90]+[.C95]+[.C101]+[.C110]+[.C113]" office:value-type="currency" office:currency="ARS" office:value="37896.8" calcext:value-type="currency">
            <text:p>$37.896,80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office:value-type="string" calcext:value-type="string">
            <text:p>Charles</text:p>
          </table:table-cell>
          <table:table-cell table:style-name="ce258" table:formula="of:=+[.C3]+[.C6]+[.C19]+[.C21]+[.C25]+[.C29]+[.C34]+[.C42]+[.C46]+[.C50]+[.C47]+[.C55]+[.C63]+[.C73]" office:value-type="currency" office:currency="ARS" office:value="30457.09" calcext:value-type="currency">
            <text:p>$30.457,09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office:value-type="string" calcext:value-type="string">
            <text:p>Erwin</text:p>
          </table:table-cell>
          <table:table-cell table:style-name="ce258" table:formula="of:=+[.C4]+[.C7]+[.C22]+[.C26]+[.C30]+[.C35]+[.C38]+[.C51]+[.C59]+[.C65]+[.C70]+[.C75]+[.C91]+[.C78]+[.C96]+[.C102]+[.C108]+[.C114]" office:value-type="currency" office:currency="ARS" office:value="45554.79" calcext:value-type="currency">
            <text:p>$45.554,79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2"/>
          <table:table-cell table:style-name="ce257" table:formula="of:=SUM([.H36:.H38])" office:value-type="currency" office:currency="ARS" office:value="113908.68" calcext:value-type="currency">
            <text:p>$113.908,68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3"/>
          <table:table-cell table:style-name="ce258" table:formula="of:=+[.C127]-[.H39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19371179607697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20]+[.C121]-[.D121]" office:value-type="currency" office:currency="ARS" office:value="0.00000000000119371179607697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21]+[.C122]-[.D122]" office:value-type="currency" office:currency="ARS" office:value="0.00000000000119371179607697" calcext:value-type="currency">
            <text:p>$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table:style-name="ce139"/>
          <table:table-cell table:number-columns-repeated="3"/>
          <table:table-cell table:formula="of:=+[.E122]+[.C123]-[.D123]" office:value-type="currency" office:currency="ARS" office:value="0.00000000000119371179607697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23]+[.C124]-[.D124]" office:value-type="currency" office:currency="ARS" office:value="0.00000000000119371179607697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24]+[.C125]-[.D125]" office:value-type="currency" office:currency="ARS" office:value="0.00000000000119371179607697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25]+[.C126]-[.D126]" office:value-type="currency" office:currency="ARS" office:value="0.00000000000119371179607697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26])" office:value-type="currency" office:currency="ARS" office:value="113908.68" calcext:value-type="currency">
            <text:p>$113.908,68</text:p>
          </table:table-cell>
          <table:table-cell table:style-name="ce257" table:formula="of:=SUM([.D3:.D126])" office:value-type="currency" office:currency="ARS" office:value="113908.68" calcext:value-type="currency">
            <text:p>$113.908,68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127]" office:value-type="currency" office:currency="ARS" office:value="-13908.68" calcext:value-type="currency">
            <text:p>($13.908,68)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3:42:17.862722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29T23:46:54.370527191</dc:date>
    <meta:editing-duration>PT17H10M11S</meta:editing-duration>
    <meta:editing-cycles>347</meta:editing-cycles>
    <meta:generator>LibreOffice/5.1.4.2$Linux_X86_64 LibreOffice_project/10m0$Build-2</meta:generator>
    <meta:document-statistic meta:table-count="10" meta:cell-count="1776" meta:object-count="0"/>
  </office:meta>
</office:document-meta>
</file>